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  <style:text-properties fo:font-size="28pt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000000" style:font-name="Segoe UI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2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P9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24pt"/>
    </style:style>
    <style:style style:name="P10" style:family="paragraph">
      <style:paragraph-properties fo:margin-left="1.27cm" fo:margin-right="0cm" fo:margin-top="0cm" fo:margin-bottom="0cm" fo:line-height="100%" fo:text-align="start" fo:text-indent="-1.27cm" style:text-autospace="none"/>
      <style:text-properties fo:font-size="24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2" fo:font-size="24pt" fo:text-shadow="none" style:text-underline-style="none" fo:font-weight="bold" style:font-name-asian="Segoe UI2" style:font-size-asian="8.5pt" style:font-weight-asian="bold" style:font-name-complex="Segoe UI2" style:font-size-complex="8.5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style:text-underline-style="none" fo:font-weight="bold" style:font-name-asian="Segoe UI2" style:font-size-asian="24pt" style:font-weight-asian="bold" style:font-name-complex="Segoe UI2" style:font-size-complex="24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Segoe UI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6" style:family="text">
      <style:text-properties fo:color="#000000" style:font-name="Segoe UI" fo:font-size="33pt" fo:text-shadow="none" style:text-underline-style="none" fo:font-weight="bold" style:font-name-asian="Segoe UI2" style:font-size-asian="33pt" style:font-weight-asian="bold" style:font-name-complex="Segoe UI2" style:font-size-complex="33pt" style:font-weight-complex="bold"/>
    </style:style>
    <style:style style:name="T7" style:family="text">
      <style:text-properties fo:color="#000000" style:font-name="Segoe UI" fo:font-size="16pt" fo:text-shadow="none" style:text-underline-style="none" fo:font-weight="normal" style:font-name-asian="Segoe UI2" style:font-size-asian="16pt" style:font-weight-asian="normal" style:font-name-complex="Segoe UI2" style:font-size-complex="16pt" style:font-weight-complex="normal"/>
    </style:style>
    <style:style style:name="T8" style:family="text">
      <style:text-properties fo:color="#000000" style:font-name="Segoe UI" fo:font-size="20pt" fo:text-shadow="none" style:text-underline-style="none" fo:font-weight="normal" style:font-name-asian="Segoe UI2" style:font-size-asian="20pt" style:font-weight-asian="normal" style:font-name-complex="Segoe UI2" style:font-size-complex="20pt" style:font-weight-complex="normal"/>
    </style:style>
    <style:style style:name="T9" style:family="text">
      <style:text-properties fo:color="#000000" style:font-name="Segoe UI Semibold" fo:font-size="20pt" fo:text-shadow="none" style:text-underline-style="none" fo:font-weight="normal" style:font-name-asian="Segoe UI2" style:font-size-asian="20pt" style:font-weight-asian="normal" style:font-name-complex="Segoe UI2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YMN #570</text:span></text:p>
            <text:p text:style-name="P1"><text:span text:style-name="T2">“</text:span><text:span text:style-name="T2">Just as I Am, without One Plea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762cm">
          <draw:text-box>
            <text:p text:style-name="P4"><text:span text:style-name="T3">1. </text:span><text:span text:style-name="T4">Just as I am, without one plea</text:span></text:p>
            <text:p text:style-name="P4"><text:span text:style-name="T4">But that Thy blood was shed for me</text:span></text:p>
            <text:p text:style-name="P4"><text:span text:style-name="T4">And that Thou bidd’st me come to Thee,</text:span></text:p>
            <text:p text:style-name="P4"><text:span text:style-name="T4">O Lamb of God, I come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8" draw:layer="layout" svg:width="25.146cm" svg:height="7.152cm" svg:x="1.27cm" svg:y="1.23cm">
          <draw:text-box>
            <text:p text:style-name="P4"><text:span text:style-name="T3">2. </text:span><text:span text:style-name="T5">Just as I am and waiting not</text:span></text:p>
            <text:p text:style-name="P4"><text:span text:style-name="T5">To rid my soul of one dark blot,</text:span></text:p>
            <text:p text:style-name="P4"><text:span text:style-name="T6">To Thee, whose blood can cleanse each spot,</text:span></text:p>
            <text:p text:style-name="P7"><text:span text:style-name="T5">O Lamb of God, I come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384cm" svg:height="7.011cm" svg:x="1.524cm" svg:y="1.016cm">
          <draw:text-box>
            <text:p text:style-name="P4"><text:span text:style-name="T3">3. </text:span><text:span text:style-name="T5">Just as I am, though tossed about</text:span></text:p>
            <text:p text:style-name="P4"><text:span text:style-name="T5">With many_a conflict, many_a doubt,</text:span></text:p>
            <text:p text:style-name="P4"><text:span text:style-name="T5">Fightings and fears within, without,</text:span></text:p>
            <text:p text:style-name="P4"><text:span text:style-name="T5">O Lamb of God, I come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403cm" svg:height="7.011cm" svg:x="1.759cm" svg:y="0.883cm">
          <draw:text-box>
            <text:p text:style-name="P4"><text:span text:style-name="T3">4. </text:span><text:span text:style-name="T5">Just as I am, poor, wretched, blind;</text:span></text:p>
            <text:p text:style-name="P4"><text:span text:style-name="T5">Sight, riches, healing of the mind,</text:span></text:p>
            <text:p text:style-name="P4"><text:span text:style-name="T5">Yea, all I need, in Thee to find,</text:span></text:p>
            <text:p text:style-name="P4"><text:span text:style-name="T5">O Lamb of God, I come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4.638cm" svg:height="7.011cm" svg:x="1.524cm" svg:y="1.016cm">
          <draw:text-box>
            <text:p text:style-name="P4"><text:span text:style-name="T3">5. </text:span><text:span text:style-name="T5">Just as I am, Thou wilt receive,</text:span></text:p>
            <text:p text:style-name="P4"><text:span text:style-name="T5">Wilt welcome, pardon, cleanse, relieve;</text:span></text:p>
            <text:p text:style-name="P4"><text:span text:style-name="T5">Because Thy promise I believe,</text:span></text:p>
            <text:p text:style-name="P4"><text:span text:style-name="T5">O Lamb of God, I come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11" draw:layer="layout" svg:width="25.146cm" svg:height="10.785cm" svg:x="1.382cm" svg:y="0.899cm">
          <draw:text-box>
            <text:p text:style-name="P9"><text:span text:style-name="T3">6. </text:span><text:span text:style-name="T5">Just as I am; Thy love unknown</text:span></text:p>
            <text:p text:style-name="P9"><text:span text:style-name="T5">Has broken ev’ry barrier down;</text:span></text:p>
            <text:p text:style-name="P9"><text:span text:style-name="T5">Now to be Thine, yea, Thine alone,</text:span></text:p>
            <text:p text:style-name="P9"><text:span text:style-name="T5">O Lamb of God, I come, I come.</text:span></text:p>
            <text:p text:style-name="P10"><text:span text:style-name="T7"/></text:p>
            <text:p text:style-name="P10"><text:span text:style-name="T7"/></text:p>
            <text:p text:style-name="P10"><text:span text:style-name="T8"/></text:p>
            <text:p text:style-name="P10"><text:span text:style-name="T8"><text:s text:c="3"/></text:span><text:span text:style-name="T9"><text:s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9T07:53:43.543000000</meta:creation-date>
    <dc:date>2019-03-25T18:58:29.748000000</dc:date>
    <meta:editing-duration>PT1H33M34S</meta:editing-duration>
    <meta:editing-cycles>25</meta:editing-cycles>
    <meta:generator>LibreOffice/6.1.5.2$Windows_X86_64 LibreOffice_project/90f8dcf33c87b3705e78202e3df5142b201bd805</meta:generator>
    <meta:document-statistic meta:object-count="42"/>
  </office:meta>
</office:document-meta>
</file>